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4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9.828cm" svg:height="1.356cm" svg:x="5cm" svg:y="0.2cm">
          <draw:text-box>
            <text:p text:style-name="P1"><text:span text:style-name="T1">System.</text:span><text:span text:style-name="T2">out</text:span><text:span text:style-name="T1">.</text:span><text:span text:style-name="T3">println()</text:span></text:p>
          </draw:text-box>
        </draw:frame>
        <draw:custom-shape draw:style-name="gr2" draw:text-style-name="P3" draw:layer="layout" svg:width="7.6cm" svg:height="2cm" svg:x="0.2cm" svg:y="2.9cm">
          <text:p text:style-name="P3"><text:span text:style-name="T4">System</text:span><text:span text:style-name="T5"> é uma class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6cm" svg:height="2cm" svg:x="13.001cm" svg:y="2.901cm">
          <text:p text:style-name="P3"><text:span text:style-name="T5">Método da classe </text:span><text:span text:style-name="T4">PrintStream</text:span><text:span text:style-name="T5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5cm" svg:height="2cm" svg:x="3.7cm" svg:y="5.701cm">
          <text:p text:style-name="P3"><text:span text:style-name="T5">Atributo estático do tipo </text:span><text:span text:style-name="T4">PrintStream</text:span><text:span text:style-name="T5"> declarado na classe </text:span><text:span text:style-name="T4">System</text:span><text:span text:style-name="T5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6.7cm" svg:y1="1.5cm" svg:x2="5.6cm" svg:y2="2.7cm">
          <text:p/>
        </draw:line>
        <draw:line draw:style-name="gr4" draw:text-style-name="P4" draw:layer="layout" svg:x1="9.8cm" svg:y1="1.5cm" svg:x2="9.7cm" svg:y2="5.4cm">
          <text:p/>
        </draw:line>
        <draw:line draw:style-name="gr4" draw:text-style-name="P4" draw:layer="layout" svg:x1="12.9cm" svg:y1="1.4cm" svg:x2="14.2cm" svg:y2="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0:02:53.499070005</meta:creation-date>
    <dc:date>2018-09-04T11:05:17.151353142</dc:date>
    <meta:editing-duration>PT47M11S</meta:editing-duration>
    <meta:editing-cycles>5</meta:editing-cycles>
    <meta:generator>LibreOffice/4.2.8.2$Linux_X86_64 LibreOffice_project/420m0$Build-2</meta:generator>
    <meta:document-statistic meta:object-count="7"/>
  </office:meta>
</office:document-meta>
</file>